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B000001D8D29D46422A3C2343.png" manifest:media-type="image/png"/>
  <manifest:file-entry manifest:full-path="Pictures/1000000000000388000001F894E466B9FF58BCA0.png" manifest:media-type="image/png"/>
  <manifest:file-entry manifest:full-path="Pictures/10000000000002AF000001DCABA2CA8A2C65B6B9.png" manifest:media-type="image/png"/>
  <manifest:file-entry manifest:full-path="Pictures/10000000000002ED00000038F3416730B91F932F.png" manifest:media-type="image/png"/>
  <manifest:file-entry manifest:full-path="Pictures/1000000000000153000001EAD124E5F3547DAD88.png" manifest:media-type="image/png"/>
  <manifest:file-entry manifest:full-path="Pictures/10000000000002C80000010F987EFA78F44EDF60.png" manifest:media-type="image/png"/>
  <manifest:file-entry manifest:full-path="Pictures/1000000000000160000001D7224B95188AE80AB0.png" manifest:media-type="image/png"/>
  <manifest:file-entry manifest:full-path="Pictures/100000000000014F000001D5CF78D3B01D2453D5.png" manifest:media-type="image/png"/>
  <manifest:file-entry manifest:full-path="Pictures/10000000000001DE000001A4F6F27A3C908C1BD3.png" manifest:media-type="image/png"/>
  <manifest:file-entry manifest:full-path="Pictures/100000000000021F00000187EDB15A116C9AAF08.png" manifest:media-type="image/png"/>
  <manifest:file-entry manifest:full-path="Pictures/100000000000024800000164C1B3451034CA4C22.png" manifest:media-type="image/png"/>
  <manifest:file-entry manifest:full-path="Pictures/1000000000000118000000AD71BE66F0D480BC6C.png" manifest:media-type="image/png"/>
  <manifest:file-entry manifest:full-path="Pictures/100000000000026F000000F2DAD6017DE3EB077D.png" manifest:media-type="image/png"/>
  <manifest:file-entry manifest:full-path="Pictures/1000000000000222000001326AE822B90C107115.png" manifest:media-type="image/png"/>
  <manifest:file-entry manifest:full-path="Pictures/1000000000000200000000C4E15078637C25235C.png" manifest:media-type="image/png"/>
  <manifest:file-entry manifest:full-path="Pictures/1000000000000321000000F42A75A4854035F876.png" manifest:media-type="image/png"/>
  <manifest:file-entry manifest:full-path="Pictures/1000000000000228000000D62DC052B798FD8035.png" manifest:media-type="image/png"/>
  <manifest:file-entry manifest:full-path="Pictures/1000000000000413000001971A475B91C37B7060.png" manifest:media-type="image/png"/>
  <manifest:file-entry manifest:full-path="Pictures/100000000000043F0000013934A6A1D65090870E.png" manifest:media-type="image/png"/>
  <manifest:file-entry manifest:full-path="Pictures/10000000000002F60000008DCAD6CD62651FA7DE.png" manifest:media-type="image/png"/>
  <manifest:file-entry manifest:full-path="Pictures/1000000000000136000001E1A1FB814219354D40.png" manifest:media-type="image/png"/>
  <manifest:file-entry manifest:full-path="Pictures/100000000000012E000000976BF39BA6C69E28E6.png" manifest:media-type="image/png"/>
  <manifest:file-entry manifest:full-path="Pictures/10000000000001360000008C81EE132D2858EB52.png" manifest:media-type="image/png"/>
  <manifest:file-entry manifest:full-path="Pictures/10000000000003E7000002746062BA846A845C99.png" manifest:media-type="image/png"/>
  <manifest:file-entry manifest:full-path="Pictures/100000000000022600000091F4EB942EFAB593E5.png" manifest:media-type="image/png"/>
  <manifest:file-entry manifest:full-path="Pictures/100000000000021C000000BD24AF224B19600A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17"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4" style:family="paragraph" style:parent-style-name="Standard">
      <style:paragraph-properties fo:margin-top="0in" fo:margin-bottom="0.111in" loext:contextual-spacing="false"/>
      <style:text-properties officeooo:rsid="000b31fc" officeooo:paragraph-rsid="000b31fc"/>
    </style:style>
    <style:style style:name="P25" style:family="paragraph" style:parent-style-name="Standard">
      <style:paragraph-properties fo:margin-top="0in" fo:margin-bottom="0.111in" loext:contextual-spacing="false"/>
      <style:text-properties officeooo:rsid="000c0745" officeooo:paragraph-rsid="000c0745"/>
    </style:style>
    <style:style style:name="P26" style:family="paragraph" style:parent-style-name="Standard">
      <style:paragraph-properties fo:margin-top="0in" fo:margin-bottom="0.111in" loext:contextual-spacing="false"/>
      <style:text-properties officeooo:rsid="000eaddb" officeooo:paragraph-rsid="000eaddb"/>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8"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9"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43eff2" officeooo:paragraph-rsid="0043eff2" style:font-weight-asian="bold" style:font-weight-complex="bold"/>
    </style:style>
    <style:style style:name="P30"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5441cd" officeooo:paragraph-rsid="005441cd" style:font-weight-asian="bold" style:font-weight-complex="bold"/>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32"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4ca147" officeooo:paragraph-rsid="004ca147"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5"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6"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7"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38"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39" style:family="paragraph" style:parent-style-name="Standard">
      <style:paragraph-properties fo:margin-top="0in" fo:margin-bottom="0.111in" loext:contextual-spacing="false"/>
      <style:text-properties fo:font-size="16pt" style:text-underline-style="none" fo:font-weight="bold" officeooo:rsid="0043eff2" officeooo:paragraph-rsid="0043eff2" style:font-size-asian="16pt" style:font-weight-asian="bold" style:font-size-complex="16pt" style:font-weight-complex="bold"/>
    </style:style>
    <style:style style:name="P40" style:family="paragraph" style:parent-style-name="Standard">
      <style:paragraph-properties fo:margin-top="0in" fo:margin-bottom="0.111in" loext:contextual-spacing="false"/>
      <style:text-properties fo:font-size="16pt" style:text-underline-style="none" fo:font-weight="bold" officeooo:rsid="004d4157" officeooo:paragraph-rsid="004d4157" style:font-size-asian="16pt" style:font-weight-asian="bold" style:font-size-complex="16pt" style:font-weight-complex="bold"/>
    </style:style>
    <style:style style:name="P41"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42" style:family="paragraph" style:parent-style-name="Standard">
      <style:paragraph-properties fo:margin-top="0in" fo:margin-bottom="0.111in" loext:contextual-spacing="false"/>
      <style:text-properties fo:font-size="16pt" style:text-underline-style="none" fo:font-weight="bold" officeooo:rsid="005ba2c8" officeooo:paragraph-rsid="0066ac46" style:font-size-asian="16pt" style:font-weight-asian="bold" style:font-size-complex="16pt" style:font-weight-complex="bold"/>
    </style:style>
    <style:style style:name="P43" style:family="paragraph" style:parent-style-name="Standard">
      <style:paragraph-properties fo:margin-top="0in" fo:margin-bottom="0.111in" loext:contextual-spacing="false"/>
      <style:text-properties fo:font-size="16pt" style:text-underline-style="none" fo:font-weight="bold" officeooo:rsid="0063ecce" officeooo:paragraph-rsid="0063ecce" style:font-size-asian="16pt" style:font-weight-asian="bold" style:font-size-complex="16pt" style:font-weight-complex="bold"/>
    </style:style>
    <style:style style:name="P44" style:family="paragraph" style:parent-style-name="Standard">
      <style:paragraph-properties fo:margin-top="0in" fo:margin-bottom="0.111in" loext:contextual-spacing="false"/>
      <style:text-properties fo:font-size="16pt" style:text-underline-style="none" fo:font-weight="bold" officeooo:rsid="0065d949" officeooo:paragraph-rsid="0065d949" style:font-size-asian="16pt" style:font-weight-asian="bold" style:font-size-complex="16pt" style:font-weight-complex="bold"/>
    </style:style>
    <style:style style:name="P45"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46"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47"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48"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49" style:family="paragraph" style:parent-style-name="Standard">
      <style:paragraph-properties fo:margin-top="0in" fo:margin-bottom="0.111in" loext:contextual-spacing="false"/>
      <style:text-properties fo:font-size="16pt" style:text-underline-style="none" fo:font-weight="normal" officeooo:rsid="0043eff2" officeooo:paragraph-rsid="0043eff2" style:font-size-asian="16pt" style:font-weight-asian="normal" style:font-size-complex="16pt" style:font-weight-complex="normal"/>
    </style:style>
    <style:style style:name="P50" style:family="paragraph" style:parent-style-name="Standard">
      <style:paragraph-properties fo:margin-top="0in" fo:margin-bottom="0.111in" loext:contextual-spacing="false"/>
      <style:text-properties fo:font-size="16pt" style:text-underline-style="none" fo:font-weight="normal" officeooo:rsid="005ba2c8" officeooo:paragraph-rsid="005ba2c8" style:font-size-asian="16pt" style:font-weight-asian="normal" style:font-size-complex="16pt" style:font-weight-complex="normal"/>
    </style:style>
    <style:style style:name="P51" style:family="paragraph" style:parent-style-name="Standard">
      <style:paragraph-properties fo:margin-top="0in" fo:margin-bottom="0.111in" loext:contextual-spacing="false"/>
      <style:text-properties fo:font-size="16pt" style:text-underline-style="none" fo:font-weight="normal" officeooo:rsid="005ba2c8" officeooo:paragraph-rsid="0066ac46" style:font-size-asian="16pt" style:font-weight-asian="normal" style:font-size-complex="16pt" style:font-weight-complex="normal"/>
    </style:style>
    <style:style style:name="P52"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43eff2" officeooo:paragraph-rsid="005ac202" style:font-size-asian="16pt" style:font-weight-asian="normal" style:font-size-complex="16pt" style:font-weight-complex="normal"/>
    </style:style>
    <style:style style:name="P53"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5ba2c8" officeooo:paragraph-rsid="005ba2c8" style:font-size-asian="16pt" style:font-weight-asian="normal" style:font-size-complex="16pt" style:font-weight-complex="normal"/>
    </style:style>
    <style:style style:name="P54" style:family="paragraph" style:parent-style-name="Standard">
      <style:paragraph-properties fo:margin-top="0in" fo:margin-bottom="0.111in" loext:contextual-spacing="false"/>
      <style:text-properties officeooo:paragraph-rsid="0011cd9d"/>
    </style:style>
    <style:style style:name="P55" style:family="paragraph" style:parent-style-name="Standard">
      <style:paragraph-properties fo:margin-top="0in" fo:margin-bottom="0.111in" loext:contextual-spacing="false"/>
      <style:text-properties officeooo:paragraph-rsid="0018a3eb"/>
    </style:style>
    <style:style style:name="P56" style:family="paragraph" style:parent-style-name="Standard">
      <style:paragraph-properties fo:margin-top="0in" fo:margin-bottom="0.111in" loext:contextual-spacing="false"/>
      <style:text-properties officeooo:rsid="001ab0c5" officeooo:paragraph-rsid="001ab0c5"/>
    </style:style>
    <style:style style:name="P57" style:family="paragraph" style:parent-style-name="Standard">
      <style:paragraph-properties fo:margin-top="0in" fo:margin-bottom="0.111in" loext:contextual-spacing="false"/>
      <style:text-properties officeooo:paragraph-rsid="0011a310"/>
    </style:style>
    <style:style style:name="P58" style:family="paragraph" style:parent-style-name="Standard">
      <style:paragraph-properties fo:margin-top="0in" fo:margin-bottom="0.111in" loext:contextual-spacing="false"/>
      <style:text-properties officeooo:paragraph-rsid="001c1c0b"/>
    </style:style>
    <style:style style:name="P59"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60"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61"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62"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63"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64"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65"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66"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67"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68"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69"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70" style:family="paragraph" style:parent-style-name="Standard">
      <style:paragraph-properties fo:margin-top="0in" fo:margin-bottom="0.111in" loext:contextual-spacing="false"/>
      <style:text-properties style:text-underline-style="none" fo:font-weight="normal" officeooo:rsid="004aa439" officeooo:paragraph-rsid="004aa439" style:font-weight-asian="normal" style:font-weight-complex="normal"/>
    </style:style>
    <style:style style:name="P71"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72"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73"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74" style:family="paragraph" style:parent-style-name="Standard">
      <style:paragraph-properties fo:margin-top="0in" fo:margin-bottom="0.111in" loext:contextual-spacing="false"/>
      <style:text-properties style:text-underline-style="none" fo:font-weight="bold" officeooo:rsid="00468362" officeooo:paragraph-rsid="0045c4be" style:font-weight-asian="bold" style:font-weight-complex="bold"/>
    </style:style>
    <style:style style:name="P75"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76"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77"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78"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79"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1"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2"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83"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4"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5"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86" style:family="paragraph" style:parent-style-name="Standard">
      <style:paragraph-properties fo:margin-top="0in" fo:margin-bottom="0.111in" loext:contextual-spacing="false"/>
      <style:text-properties officeooo:paragraph-rsid="0045c4be"/>
    </style:style>
    <style:style style:name="P87"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88"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43eff2" officeooo:paragraph-rsid="0043eff2" style:font-size-asian="12.25pt" style:font-weight-asian="bold" style:font-size-complex="14pt" style:font-weight-complex="bold"/>
    </style:style>
    <style:style style:name="P89" style:family="paragraph" style:parent-style-name="Standard">
      <style:paragraph-properties fo:margin-top="0in" fo:margin-bottom="0.111in" loext:contextual-spacing="false"/>
      <style:text-properties fo:font-size="11pt" style:text-underline-style="none" fo:font-weight="normal" officeooo:rsid="0059129b" officeooo:paragraph-rsid="0059129b" style:font-size-asian="11pt" style:font-weight-asian="normal" style:font-size-complex="11pt" style:font-weight-complex="normal"/>
    </style:style>
    <style:style style:name="P90" style:family="paragraph" style:parent-style-name="Standard">
      <style:paragraph-properties fo:margin-top="0in" fo:margin-bottom="0.111in" loext:contextual-spacing="false"/>
      <style:text-properties fo:font-size="11pt" style:text-underline-style="none" fo:font-weight="normal" officeooo:rsid="0043eff2" officeooo:paragraph-rsid="0043eff2" style:font-size-asian="11pt" style:font-weight-asian="normal" style:font-size-complex="11pt" style:font-weight-complex="normal"/>
    </style:style>
    <style:style style:name="P91" style:family="paragraph" style:parent-style-name="Standard">
      <style:paragraph-properties fo:margin-top="0in" fo:margin-bottom="0.111in" loext:contextual-spacing="false"/>
      <style:text-properties fo:font-size="11pt" style:text-underline-style="none" fo:font-weight="normal" officeooo:rsid="005ac202" officeooo:paragraph-rsid="005ac202" style:font-size-asian="11pt" style:font-weight-asian="normal" style:font-size-complex="11pt" style:font-weight-complex="normal"/>
    </style:style>
    <style:style style:name="P92" style:family="paragraph" style:parent-style-name="Standard">
      <style:paragraph-properties fo:margin-top="0in" fo:margin-bottom="0.111in" loext:contextual-spacing="false"/>
      <style:text-properties fo:font-size="11pt" style:text-underline-style="none" fo:font-weight="normal" officeooo:rsid="005ade07" officeooo:paragraph-rsid="005ade07" style:font-size-asian="11pt" style:font-weight-asian="normal" style:font-size-complex="11pt" style:font-weight-complex="normal"/>
    </style:style>
    <style:style style:name="P93" style:family="paragraph" style:parent-style-name="Standard">
      <style:paragraph-properties fo:margin-top="0in" fo:margin-bottom="0.111in" loext:contextual-spacing="false"/>
      <style:text-properties fo:font-size="10pt" style:text-underline-style="none" fo:font-weight="normal" officeooo:rsid="005ba2c8" officeooo:paragraph-rsid="005ba2c8" style:font-size-asian="10pt" style:font-weight-asian="normal" style:font-size-complex="10pt" style:font-weight-complex="normal"/>
    </style:style>
    <style:style style:name="P94" style:family="paragraph" style:parent-style-name="Standard">
      <style:paragraph-properties fo:margin-top="0in" fo:margin-bottom="0.111in" loext:contextual-spacing="false"/>
      <style:text-properties fo:font-size="10pt" style:text-underline-style="none" fo:font-weight="normal" officeooo:rsid="005dc7ec" officeooo:paragraph-rsid="005dc7ec" style:font-size-asian="10pt" style:font-weight-asian="normal" style:font-size-complex="10pt" style:font-weight-complex="normal"/>
    </style:style>
    <style:style style:name="P95" style:family="paragraph" style:parent-style-name="Standard">
      <style:paragraph-properties fo:margin-top="0in" fo:margin-bottom="0.111in" loext:contextual-spacing="false"/>
      <style:text-properties fo:font-size="10pt" style:text-underline-style="none" fo:font-weight="normal" officeooo:rsid="0061d9ab" officeooo:paragraph-rsid="0061d9ab" style:font-size-asian="10pt" style:font-weight-asian="normal" style:font-size-complex="10pt" style:font-weight-complex="normal"/>
    </style:style>
    <style:style style:name="P96" style:family="paragraph" style:parent-style-name="Standard">
      <style:paragraph-properties fo:margin-top="0in" fo:margin-bottom="0.111in" loext:contextual-spacing="false"/>
      <style:text-properties officeooo:paragraph-rsid="0066ac46"/>
    </style:style>
    <style:style style:name="P97" style:family="paragraph" style:parent-style-name="Standard">
      <style:paragraph-properties fo:margin-top="0in" fo:margin-bottom="0.111in" loext:contextual-spacing="false" fo:line-height="108%" fo:text-align="start" style:justify-single-word="false" fo:orphans="2" fo:widows="2" style:writing-mode="lr-tb"/>
    </style:style>
    <style:style style:name="P98"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99"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fo:font-weight="normal" officeooo:paragraph-rsid="0055a7b0"/>
    </style:style>
    <style:style style:name="P100" style:family="paragraph" style:parent-style-name="Standard">
      <loext:graphic-properties draw:fill="solid" draw:fill-color="#ffffff"/>
      <style:paragraph-properties fo:margin-top="0in" fo:margin-bottom="0.1563in" loext:contextual-spacing="false" fo:line-height="100%" fo:background-color="#ffffff"/>
    </style:style>
    <style:style style:name="P101"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102"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103"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4"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05"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6"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107" style:family="paragraph" style:parent-style-name="Standard">
      <loext:graphic-properties draw:fill="solid" draw:fill-color="#ffffff"/>
      <style:paragraph-properties fo:margin-top="0.1563in" fo:margin-bottom="0.1563in" loext:contextual-spacing="false" fo:line-height="100%" fo:background-color="#ffffff"/>
    </style:style>
    <style:style style:name="P108"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1" fo:font-size="10pt" style:font-name-asian="Times New Roman1" style:font-size-asian="10pt" style:font-name-complex="Arial1" style:font-size-complex="10pt"/>
    </style:style>
    <style:style style:name="P109"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10" style:family="paragraph" style:parent-style-name="Text_20_body">
      <style:text-properties officeooo:paragraph-rsid="00521407"/>
    </style:style>
    <style:style style:name="P111" style:family="paragraph" style:parent-style-name="Text_20_body">
      <style:text-properties officeooo:paragraph-rsid="0053a400"/>
    </style:style>
    <style:style style:name="P1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13"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style:text-underline-style="solid" style:text-underline-width="auto" style:text-underline-color="font-color" fo:font-weight="normal" officeooo:rsid="005441cd" officeooo:paragraph-rsid="0055a7b0" style:font-weight-asian="bold" style:font-weight-complex="bold"/>
    </style:style>
    <style:style style:name="P114"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115"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116"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117"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118"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119"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120"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121"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122"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123"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124"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125"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126"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127"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128" style:family="paragraph" style:parent-style-name="Standard">
      <style:paragraph-properties fo:margin-top="0in" fo:margin-bottom="0.111in" loext:contextual-spacing="false"/>
      <style:text-properties fo:font-size="16pt" style:text-underline-style="none" fo:font-weight="bold" officeooo:rsid="006c55a6" officeooo:paragraph-rsid="006c55a6" style:font-size-asian="16pt" style:font-weight-asian="bold" style:font-size-complex="16pt" style:font-weight-complex="bold"/>
    </style:style>
    <style:style style:name="P129"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7149e9" style:font-size-asian="16pt" style:font-weight-asian="bold" style:font-size-complex="16pt" style:font-weight-complex="bold"/>
    </style:style>
    <style:style style:name="P130"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6c55a6" style:font-size-asian="16pt" style:font-weight-asian="bold" style:font-size-complex="16pt" style:font-weight-complex="bold"/>
    </style:style>
    <style:style style:name="P131"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32" style:family="paragraph" style:parent-style-name="Standard">
      <style:paragraph-properties fo:margin-top="0in" fo:margin-bottom="0.111in" loext:contextual-spacing="false"/>
      <style:text-properties fo:font-size="10pt" fo:font-weight="normal" officeooo:paragraph-rsid="007149e9" style:font-size-asian="10pt" style:font-weight-asian="normal" style:font-size-complex="10pt" style:font-weight-complex="normal"/>
    </style:style>
    <style:style style:name="P133" style:family="paragraph" style:parent-style-name="Standard">
      <style:paragraph-properties fo:margin-top="0in" fo:margin-bottom="0.111in" loext:contextual-spacing="false"/>
      <style:text-properties fo:font-size="10pt" fo:font-weight="normal" officeooo:rsid="007149e9" officeooo:paragraph-rsid="007149e9" style:font-size-asian="10pt" style:font-weight-asian="normal" style:font-size-complex="10pt" style:font-weight-complex="normal"/>
    </style:style>
    <style:style style:name="P134" style:family="paragraph" style:parent-style-name="Text_20_body">
      <style:text-properties fo:font-weight="bold" officeooo:rsid="004f8bbd" officeooo:paragraph-rsid="0053a400" style:font-weight-asian="bold" style:font-weight-complex="bold"/>
    </style:style>
    <style:style style:name="P135" style:family="paragraph" style:parent-style-name="Text_20_body">
      <style:text-properties fo:font-weight="bold" officeooo:rsid="004f8bbd" officeooo:paragraph-rsid="00521407" style:font-weight-asian="bold" style:font-weight-complex="bold"/>
    </style:style>
    <style:style style:name="P13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37"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1" fo:font-size="10pt" style:font-name-asian="Times New Roman1" style:font-size-asian="10pt" style:font-name-complex="Courier New1" style:font-size-complex="10pt"/>
    </style:style>
    <style:style style:name="T22" style:family="text">
      <style:text-properties fo:color="#e7e8eb" style:font-name="inherit1" fo:font-size="11.5pt" style:font-name-asian="Times New Roman1" style:font-size-asian="11.5pt" style:font-name-complex="Arial1" style:font-size-complex="11.5pt"/>
    </style:style>
    <style:style style:name="T23" style:family="text">
      <style:text-properties fo:color="#e7e8eb" style:font-name="inherit1" fo:font-size="11.5pt" fo:font-style="italic" style:font-name-asian="Times New Roman1" style:font-size-asian="11.5pt" style:font-style-asian="italic" style:font-name-complex="Arial1"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1"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font-size="15pt" style:font-size-asian="15pt" style:font-size-complex="15pt"/>
    </style:style>
    <style:style style:name="T28" style:family="text">
      <style:text-properties fo:font-size="15pt" officeooo:rsid="002cbdee" style:font-size-asian="15pt" style:font-size-complex="15pt"/>
    </style:style>
    <style:style style:name="T29" style:family="text">
      <style:text-properties fo:font-size="15pt" officeooo:rsid="00304932" style:font-size-asian="15pt" style:font-size-complex="15pt"/>
    </style:style>
    <style:style style:name="T30" style:family="text">
      <style:text-properties fo:color="#808000" style:font-name="DejaVu Sans Mono" fo:font-size="9pt" fo:font-style="normal" fo:font-weight="normal" style:font-size-asian="9pt" style:font-style-asian="normal" style:font-weight-asian="normal"/>
    </style:style>
    <style:style style:name="T31" style:family="text">
      <style:text-properties fo:color="#000080" style:font-name="DejaVu Sans Mono" fo:font-size="9pt" fo:font-style="normal" fo:font-weight="bold" style:font-size-asian="9pt" style:font-style-asian="normal" style:font-weight-asian="bold"/>
    </style:style>
    <style:style style:name="T32" style:family="text">
      <style:text-properties fo:color="#660e7a" style:font-name="DejaVu Sans Mono" fo:font-size="9pt" fo:font-style="italic" fo:font-weight="bold" style:font-size-asian="9pt" style:font-style-asian="italic" style:font-weight-asian="bold"/>
    </style:style>
    <style:style style:name="T33" style:family="text">
      <style:text-properties fo:color="#660e7a" style:font-name="DejaVu Sans Mono" fo:font-size="9pt" fo:font-style="normal" fo:font-weight="bold" style:font-size-asian="9pt" style:font-style-asian="normal" style:font-weight-asian="bold"/>
    </style:style>
    <style:style style:name="T34" style:family="text">
      <style:text-properties fo:color="#008000" style:font-name="DejaVu Sans Mono" fo:font-size="9pt" fo:font-style="normal" fo:font-weight="bold" style:font-size-asian="9pt" style:font-style-asian="normal" style:font-weight-asian="bold"/>
    </style:style>
    <style:style style:name="T35" style:family="text">
      <style:text-properties fo:font-size="16pt" style:text-underline-style="none" fo:font-weight="normal" officeooo:rsid="0011cd9d" style:font-size-asian="16pt" style:font-weight-asian="normal" style:font-size-complex="16pt" style:font-weight-complex="normal"/>
    </style:style>
    <style:style style:name="T36" style:family="text">
      <style:text-properties fo:font-size="16pt" style:text-underline-style="none" fo:font-weight="normal" officeooo:rsid="001d0706" style:font-size-asian="16pt" style:font-weight-asian="normal" style:font-size-complex="16pt" style:font-weight-complex="normal"/>
    </style:style>
    <style:style style:name="T37" style:family="text">
      <style:text-properties fo:font-size="16pt" style:text-underline-style="none" fo:font-weight="bold" style:font-size-asian="16pt" style:font-weight-asian="bold" style:font-size-complex="16pt" style:font-weight-complex="bold"/>
    </style:style>
    <style:style style:name="T38" style:family="text">
      <style:text-properties fo:font-size="16pt" style:text-underline-style="none" fo:font-weight="bold" officeooo:rsid="0018a3eb" style:font-size-asian="16pt" style:font-weight-asian="bold" style:font-size-complex="16pt" style:font-weight-complex="bold"/>
    </style:style>
    <style:style style:name="T39" style:family="text">
      <style:text-properties fo:font-size="16pt" style:text-underline-style="none" fo:font-weight="bold" officeooo:rsid="0066ac46" style:font-size-asian="16pt" style:font-weight-asian="bold" style:font-size-complex="16pt" style:font-weight-complex="bold"/>
    </style:style>
    <style:style style:name="T40" style:family="text">
      <style:text-properties fo:font-size="16pt" style:text-underline-style="none" fo:font-weight="bold" officeooo:rsid="007149e9" style:font-size-asian="16pt" style:font-weight-asian="bold" style:font-size-complex="16pt" style:font-weight-complex="bold"/>
    </style:style>
    <style:style style:name="T41"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42"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3"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4"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5"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6" style:family="text">
      <style:text-properties style:use-window-font-color="true" style:font-name="Calibri" fo:font-size="16pt" fo:language="en" fo:country="US" style:text-underline-style="none" fo:font-weight="bold" officeooo:rsid="0066ac4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7" style:family="text">
      <style:text-properties style:use-window-font-color="true" style:font-name="Calibri" fo:font-size="16pt" fo:language="en" fo:country="US" style:text-underline-style="none" fo:font-weight="bold" officeooo:rsid="007149e9"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8"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9"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0"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1"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2"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53"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54" style:family="text">
      <style:text-properties style:use-window-font-color="true" style:font-name="Calibri" fo:language="en" fo:country="US" style:text-underline-style="none" officeooo:rsid="007149e9" style:letter-kerning="false" style:font-name-asian="Calibri1" style:language-asian="en" style:country-asian="US" style:font-name-complex="DejaVu Sans" style:language-complex="ar" style:country-complex="SA"/>
    </style:style>
    <style:style style:name="T55" style:family="text">
      <style:text-properties style:use-window-font-color="true" style:font-name="Calibri" fo:language="en" fo:country="US" style:text-underline-style="none" fo:font-weight="bold" officeooo:rsid="007149e9" style:letter-kerning="false" style:font-name-asian="Calibri1" style:language-asian="en" style:country-asian="US" style:font-weight-asian="bold" style:font-name-complex="DejaVu Sans" style:language-complex="ar" style:country-complex="SA" style:font-weight-complex="bold"/>
    </style:style>
    <style:style style:name="T56"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57"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58"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59"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60"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1" style:family="text">
      <style:text-properties officeooo:rsid="00246c5c"/>
    </style:style>
    <style:style style:name="T62" style:family="text">
      <style:text-properties fo:font-weight="bold" style:font-weight-asian="bold" style:font-weight-complex="bold"/>
    </style:style>
    <style:style style:name="T63" style:family="text">
      <style:text-properties fo:font-weight="bold" officeooo:rsid="003c19a2" style:font-weight-asian="bold" style:font-weight-complex="bold"/>
    </style:style>
    <style:style style:name="T64" style:family="text">
      <style:text-properties fo:font-weight="bold" officeooo:rsid="00351941" style:font-weight-asian="bold" style:font-weight-complex="bold"/>
    </style:style>
    <style:style style:name="T65" style:family="text">
      <style:text-properties fo:font-weight="bold" officeooo:rsid="003e60c2" style:font-weight-asian="bold" style:font-weight-complex="bold"/>
    </style:style>
    <style:style style:name="T66" style:family="text">
      <style:text-properties fo:font-weight="bold" officeooo:rsid="004f8bbd" style:font-weight-asian="bold" style:font-weight-complex="bold"/>
    </style:style>
    <style:style style:name="T67" style:family="text">
      <style:text-properties fo:font-weight="bold" officeooo:rsid="0061c943" style:font-weight-asian="bold" style:font-weight-complex="bold"/>
    </style:style>
    <style:style style:name="T68" style:family="text">
      <style:text-properties officeooo:rsid="002a589e"/>
    </style:style>
    <style:style style:name="T69" style:family="text">
      <style:text-properties officeooo:rsid="002a7190"/>
    </style:style>
    <style:style style:name="T70" style:family="text">
      <style:text-properties officeooo:rsid="0034f287"/>
    </style:style>
    <style:style style:name="T71" style:family="text">
      <style:text-properties officeooo:rsid="00370cf6"/>
    </style:style>
    <style:style style:name="T72" style:family="text">
      <style:text-properties officeooo:rsid="00386087"/>
    </style:style>
    <style:style style:name="T73" style:family="text">
      <style:text-properties officeooo:rsid="003c19a2"/>
    </style:style>
    <style:style style:name="T74" style:family="text">
      <style:text-properties officeooo:rsid="00421ec6"/>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none"/>
    </style:style>
    <style:style style:name="T78" style:family="text">
      <style:text-properties style:text-underline-style="none" fo:font-weight="normal" officeooo:rsid="0045c4be" style:font-weight-asian="normal" style:font-weight-complex="normal"/>
    </style:style>
    <style:style style:name="T79" style:family="text">
      <style:text-properties style:text-underline-style="none" fo:font-weight="normal" officeooo:rsid="00468362" style:font-weight-asian="normal" style:font-weight-complex="normal"/>
    </style:style>
    <style:style style:name="T80" style:family="text">
      <style:text-properties style:text-underline-style="none" fo:font-weight="bold" style:font-weight-asian="bold" style:font-weight-complex="bold"/>
    </style:style>
    <style:style style:name="T81" style:family="text">
      <style:text-properties style:text-underline-style="none" fo:font-weight="bold" officeooo:rsid="00468362" style:font-weight-asian="bold" style:font-weight-complex="bold"/>
    </style:style>
    <style:style style:name="T82" style:family="text">
      <style:text-properties style:text-underline-style="none" fo:font-weight="bold" officeooo:rsid="007149e9" style:font-weight-asian="bold" style:font-weight-complex="bold"/>
    </style:style>
    <style:style style:name="T83" style:family="text">
      <style:text-properties style:text-underline-style="none" officeooo:rsid="00468362"/>
    </style:style>
    <style:style style:name="T84" style:family="text">
      <style:text-properties style:text-underline-style="none" officeooo:rsid="007149e9"/>
    </style:style>
    <style:style style:name="T85" style:family="text">
      <style:text-properties officeooo:rsid="004f425b"/>
    </style:style>
    <style:style style:name="T86" style:family="text">
      <style:text-properties fo:font-variant="normal" fo:text-transform="none" fo:color="#242729" style:font-name="inherit" fo:font-size="11.25pt" fo:letter-spacing="normal" fo:font-style="italic" fo:font-weight="normal" loext:padding="0in" loext:border="none"/>
    </style:style>
    <style:style style:name="T87" style:family="text">
      <style:text-properties fo:font-variant="normal" fo:text-transform="none" fo:color="#242729" style:font-name="inherit" fo:font-size="11.25pt" fo:letter-spacing="normal" fo:font-style="normal" fo:font-weight="normal"/>
    </style:style>
    <style:style style:name="T88" style:family="text">
      <style:text-properties officeooo:rsid="005d3737"/>
    </style:style>
    <style:style style:name="T89" style:family="text">
      <style:text-properties officeooo:rsid="006d642a"/>
    </style:style>
    <style:style style:name="T90" style:family="text">
      <style:text-properties officeooo:rsid="00704cd9"/>
    </style:style>
    <style:style style:name="T91" style:family="text">
      <style:text-properties officeooo:rsid="007149e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0783in" fo:min-width="0.9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0854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7"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7"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101">Start Spring Boot Application</text:p>
      <text:p text:style-name="P101"/>
      <text:p text:style-name="P100"><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3212000667" text:style-name="WWNum2">
        <text:list-item>
          <text:p text:style-name="P115"><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119"><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123"><text:span text:style-name="T11">@Configuration</text:span><text:span text:style-name="T4">: allow to register extra beans in the context or import additional configuration classes</text:span></text:p>
        </text:list-item>
      </text:list>
      <text:p text:style-name="P107"><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105"><text:span text:style-name="T13">package</text:span><text:span text:style-name="T14"> com.example.myapplication;</text:span></text:p>
      <text:p text:style-name="P106"/>
      <text:p text:style-name="P105"><text:span text:style-name="T13">import</text:span><text:span text:style-name="T14"> org.springframework.boot.SpringApplication;</text:span></text:p>
      <text:p text:style-name="P105"><text:span text:style-name="T13">import</text:span><text:span text:style-name="T14"> org.springframework.boot.autoconfigure.SpringBootApplication;</text:span></text:p>
      <text:p text:style-name="P106"/>
      <text:p text:style-name="P105"><text:span text:style-name="T16">@SpringBootApplication</text:span><text:span text:style-name="T14"> </text:span><text:span text:style-name="T17">// same as @Configuration @EnableAutoConfiguration @ComponentScan</text:span></text:p>
      <text:p text:style-name="P105"><text:span text:style-name="T13">public</text:span><text:span text:style-name="T14"> </text:span><text:span text:style-name="T13">class</text:span><text:span text:style-name="T14"> Application {</text:span></text:p>
      <text:p text:style-name="P106"/>
      <text:p text:style-name="P105"><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105"><text:span text:style-name="T14"><text:tab/><text:tab/>SpringApplication.run(Application.</text:span><text:span text:style-name="T13">class</text:span><text:span text:style-name="T14">, args);</text:span></text:p>
      <text:p text:style-name="P106"><text:tab/>}</text:p>
      <text:p text:style-name="P106"><text:soft-page-break/></text:p>
      <text:p text:style-name="P106">}</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97">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97"><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97">1</text:p>
          </table:table-cell>
          <table:table-cell table:style-name="Table2.A1" office:value-type="string">
            <text:p text:style-name="P97"><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97">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97"><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97">1</text:p>
          </table:table-cell>
          <table:table-cell table:style-name="Table4.A1" office:value-type="string">
            <text:p text:style-name="P97"><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97">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97"><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97">1</text:p>
          </table:table-cell>
          <table:table-cell table:style-name="Table6.A1" office:value-type="string">
            <text:p text:style-name="P97"><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97">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97"><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97">1</text:p>
          </table:table-cell>
          <table:table-cell table:style-name="Table8.A1" office:value-type="string">
            <text:p text:style-name="P97"><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97">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97"><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97">2</text:p>
          </table:table-cell>
          <table:table-cell table:style-name="Table10.A1" office:value-type="string">
            <text:p text:style-name="Standard"><text:span text:style-name="HTML_20_Code"><text:span text:style-name="T18">curl -H "Accept:application/json,text/html"</text:span></text:span></text:p>
            <text:p text:style-name="P97"><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97">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97"><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97">2</text:p>
          </table:table-cell>
          <table:table-cell table:style-name="Table12.A1" office:value-type="string">
            <text:p text:style-name="Standard"><text:span text:style-name="HTML_20_Code"><text:span text:style-name="T18">curl -H "Accept:application/json"</text:span></text:span></text:p>
            <text:p text:style-name="P97"><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97"><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97"><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97">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97"><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97">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97"><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97">1</text:p>
          </table:table-cell>
          <table:table-cell table:style-name="Table16.A1" office:value-type="string">
            <text:p text:style-name="P97"><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97">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97"><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97">1</text:p>
          </table:table-cell>
          <table:table-cell table:style-name="Table18.A1" office:value-type="string">
            <text:p text:style-name="P97"><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97">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97"><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97">1</text:p>
          </table:table-cell>
          <table:table-cell table:style-name="Table20.A1" office:value-type="string">
            <text:p text:style-name="P97"><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97">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97"><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97">1</text:p>
          </table:table-cell>
          <table:table-cell table:style-name="Table22.A1" office:value-type="string">
            <text:p text:style-name="P97"><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97">1</text:p>
          </table:table-cell>
          <table:table-cell table:style-name="Table23.A1" office:value-type="string">
            <text:p text:style-name="P97"><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97">1</text:p>
          </table:table-cell>
          <table:table-cell table:style-name="Table24.A1" office:value-type="string">
            <text:p text:style-name="P97"><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97">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97"><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97">1</text:p>
          </table:table-cell>
          <table:table-cell table:style-name="Table25.A1" office:value-type="string">
            <text:p text:style-name="P97"><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97">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97"><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97">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97"><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97">1</text:p>
          </table:table-cell>
          <table:table-cell table:style-name="Table28.A1" office:value-type="string">
            <text:p text:style-name="P97"><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97">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97"><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97">2</text:p>
          </table:table-cell>
          <table:table-cell table:style-name="Table30.A1" office:value-type="string">
            <text:p text:style-name="Standard"><text:span text:style-name="HTML_20_Code"><text:span text:style-name="T18">curl -i http://localhost:8080/spring-rest/ex/advanced/foos</text:span></text:span></text:p>
            <text:p text:style-name="P97"><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97">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97"><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97">2</text:p>
          </table:table-cell>
          <table:table-cell table:style-name="Table32.A1" office:value-type="string">
            <text:p text:style-name="Standard"><text:span text:style-name="HTML_20_Code"><text:span text:style-name="T18">curl -i -X POST http://localhost:8080/spring-rest/ex/foos/multiple</text:span></text:span></text:p>
            <text:p text:style-name="P97"><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97">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97"><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97">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97"><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97">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97"><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97">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97"><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97">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97"><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2088135015" text:style-name="WWNum1">
        <text:list-item>
          <text:p text:style-name="P116"><text:span text:style-name="Emphasis"><text:span text:style-name="T7">@GetMapping</text:span></text:span></text:p>
        </text:list-item>
        <text:list-item>
          <text:p text:style-name="P120"><text:span text:style-name="Emphasis"><text:span text:style-name="T7">@PostMapping</text:span></text:span></text:p>
        </text:list-item>
        <text:list-item>
          <text:p text:style-name="P120"><text:span text:style-name="Emphasis"><text:span text:style-name="T7">@PutMapping</text:span></text:span></text:p>
        </text:list-item>
        <text:list-item>
          <text:p text:style-name="P120"><text:span text:style-name="Emphasis"><text:span text:style-name="T7">@DeleteMapping</text:span></text:span></text:p>
        </text:list-item>
        <text:list-item>
          <text:p text:style-name="P124"><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97">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97"><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97">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97"><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97">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97"><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97">1</text:p>
          </table:table-cell>
          <table:table-cell table:style-name="Table41.A1" office:value-type="string">
            <text:p text:style-name="P97"><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97">1</text:p>
          </table:table-cell>
          <table:table-cell table:style-name="Table42.A1" office:value-type="string">
            <text:p text:style-name="P97"><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3733013963" text:style-name="WWNum3">
        <text:list-item>
          <text:p text:style-name="P117"><text:span text:style-name="Emphasis"><text:span text:style-name="T7">@GetMapping</text:span></text:span></text:p>
        </text:list-item>
        <text:list-item>
          <text:p text:style-name="P121"><text:span text:style-name="Emphasis"><text:span text:style-name="T7">@PostMapping</text:span></text:span></text:p>
        </text:list-item>
        <text:list-item>
          <text:p text:style-name="P121"><text:span text:style-name="Emphasis"><text:span text:style-name="T7">@PutMapping</text:span></text:span></text:p>
        </text:list-item>
        <text:list-item>
          <text:p text:style-name="P121"><text:span text:style-name="Emphasis"><text:span text:style-name="T7">@DeleteMapping</text:span></text:span></text:p>
        </text:list-item>
        <text:list-item>
          <text:p text:style-name="P125"><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97">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97"><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97">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97"><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97">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97"><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97">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97"><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97">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97"><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97">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97"><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97">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97"><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97">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97"><text:span text:style-name="HTML_20_Code"><text:span text:style-name="T18">}</text:span></text:span></text:p>
          </table:table-cell>
        </table:table-row>
      </table:table>
      <text:p text:style-name="P4"><text:span text:style-name="Strong"><text:span text:style-name="T7">Points to note:</text:span></text:span></text:p>
      <text:list xml:id="list856236344" text:style-name="WWNum4">
        <text:list-item>
          <text:p text:style-name="P118"><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122"><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126"><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97">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97"><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97">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97"><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108">7</text:p>
      <text:p text:style-name="P102"><text:span text:style-name="T22">1) </text:span><text:span text:style-name="T24">@RequestParam</text:span><text:span text:style-name="T22"> is used to extract </text:span><text:span text:style-name="T23">query parameters</text:span></text:p>
      <text:p text:style-name="P104">http://localhost:3000/api/group/test?id=4</text:p>
      <text:p text:style-name="P104"/>
      <text:p text:style-name="P104">@GetMapping("/group/test")</text:p>
      <text:p text:style-name="P103"><text:span text:style-name="T21">public </text:span><text:span text:style-name="T25">ResponseEntity</text:span><text:span text:style-name="T21">&lt;?&gt; test(@RequestParam </text:span><text:span text:style-name="T25">Long</text:span><text:span text:style-name="T21"> id) {</text:span></text:p>
      <text:p text:style-name="P103"><text:span text:style-name="T21"><text:s text:c="4"/></text:span><text:span text:style-name="T25">System</text:span><text:span text:style-name="T21">.out.println("This is test");</text:span></text:p>
      <text:p text:style-name="P103"><text:span text:style-name="T21"><text:s text:c="4"/>return </text:span><text:span text:style-name="T25">ResponseEntity</text:span><text:span text:style-name="T21">.ok().body(id);</text:span></text:p>
      <text:p text:style-name="P104">}</text:p>
      <text:p text:style-name="P102"><text:span text:style-name="T22">while </text:span><text:span text:style-name="T24">@PathVariable</text:span><text:span text:style-name="T22"> is used to extract data right from the URI:</text:span></text:p>
      <text:p text:style-name="P104">http://localhost:3000/api/group/test/4</text:p>
      <text:p text:style-name="P104"/>
      <text:p text:style-name="P104">@GetMapping("/group/test/{id}")</text:p>
      <text:p text:style-name="P103"><text:span text:style-name="T21">public </text:span><text:span text:style-name="T25">ResponseEntity</text:span><text:span text:style-name="T21">&lt;?&gt; test(@PathVariable </text:span><text:span text:style-name="T25">Long</text:span><text:span text:style-name="T21"> id) {</text:span></text:p>
      <text:p text:style-name="P103"><text:span text:style-name="T21"><text:s text:c="4"/></text:span><text:span text:style-name="T25">System</text:span><text:span text:style-name="T21">.out.println("This is test");</text:span></text:p>
      <text:p text:style-name="P103"><text:span text:style-name="T21"><text:s text:c="4"/>return </text:span><text:span text:style-name="T25">ResponseEntity</text:span><text:span text:style-name="T21">.ok().body(id);</text:span></text:p>
      <text:p text:style-name="P104">}</text:p>
      <text:p text:style-name="P102"><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102"><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104">@RestController</text:p>
      <text:p text:style-name="P104">@RequestMapping("/home")</text:p>
      <text:p text:style-name="P103"><text:span text:style-name="T21">public class </text:span><text:span text:style-name="T25">IndexController</text:span><text:span text:style-name="T21"> {</text:span></text:p>
      <text:p text:style-name="P104"/>
      <text:p text:style-name="P104"><text:s text:c="4"/>@RequestMapping(value = "/name")</text:p>
      <text:p text:style-name="P103"><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104"><text:soft-page-break/><text:s text:c="8"/>return "Required element of request param";</text:p>
      <text:p text:style-name="P104"><text:s text:c="4"/>}</text:p>
      <text:p text:style-name="P104"/>
      <text:p text:style-name="P109">}</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6"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7"/>
      <text:p text:style-name="P18">Create Our Own Actuater Endpoint</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9">Jpa and databases spring</text:p>
      <text:p text:style-name="P18"/>
      <text:p text:style-name="P14"/>
      <text:p text:style-name="P24">how to make model class a entity class</text:p>
      <text:p text:style-name="P24"/>
      <text:p text:style-name="P24"><text:span text:style-name="T30">@Entity</text:span><text:line-break/><text:span text:style-name="T31">public class </text:span><text:span text:style-name="T15">Student {</text:span><text:line-break/><text:span text:style-name="T15"> <text:s text:c="3"/></text:span><text:span text:style-name="T30">@Id</text:span><text:line-break/><text:span text:style-name="T30"> <text:s text:c="3"/>@GeneratedValue</text:span><text:span text:style-name="T15">(strategy = GenerationType.</text:span><text:span text:style-name="T32">AUTO</text:span><text:span text:style-name="T15">)</text:span><text:line-break/><text:span text:style-name="T15"> <text:s text:c="3"/></text:span><text:span text:style-name="T31">private </text:span><text:span text:style-name="T15">Integer </text:span><text:span text:style-name="T33">id</text:span><text:span text:style-name="T15">;</text:span><text:line-break/><text:span text:style-name="T15"> <text:s text:c="3"/></text:span><text:span text:style-name="T31">private </text:span><text:span text:style-name="T15">String </text:span><text:span text:style-name="T33">lastName</text:span><text:span text:style-name="T15">;</text:span><text:line-break/><text:span text:style-name="T15"> <text:s text:c="3"/></text:span><text:span text:style-name="T31">private </text:span><text:span text:style-name="T15">String </text:span><text:span text:style-name="T33">firstName</text:span><text:span text:style-name="T15">;</text:span><text:line-break/><text:line-break/><text:span text:style-name="T15"> <text:s text:c="3"/></text:span><text:span text:style-name="T31">public </text:span><text:span text:style-name="T15">Integer getId() {</text:span><text:line-break/><text:span text:style-name="T15"> <text:s text:c="7"/></text:span><text:span text:style-name="T31">return </text:span><text:span text:style-name="T33">id</text:span><text:span text:style-name="T15">;</text:span><text:line-break/><text:span text:style-name="T15"> <text:s text:c="3"/>}</text:span><text:line-break/><text:line-break/><text:span text:style-name="T15"> <text:s text:c="3"/></text:span><text:span text:style-name="T31">public void </text:span><text:span text:style-name="T15">setId(Integer id) {</text:span><text:line-break/><text:span text:style-name="T15"> <text:s text:c="7"/></text:span><text:span text:style-name="T31">this</text:span><text:span text:style-name="T15">.</text:span><text:span text:style-name="T33">id </text:span><text:span text:style-name="T15">= id;</text:span><text:line-break/><text:span text:style-name="T15"> <text:s text:c="3"/>}</text:span><text:line-break/><text:line-break/><text:span text:style-name="T15"> <text:s text:c="3"/></text:span><text:span text:style-name="T31">public </text:span><text:span text:style-name="T15">String getLastName() {</text:span><text:line-break/><text:span text:style-name="T15"> <text:s text:c="7"/></text:span><text:span text:style-name="T31">return </text:span><text:span text:style-name="T33">lastName</text:span><text:span text:style-name="T15">;</text:span><text:line-break/><text:span text:style-name="T15"> <text:s text:c="3"/>}</text:span><text:line-break/><text:line-break/><text:span text:style-name="T15"> <text:s text:c="3"/></text:span><text:span text:style-name="T31">public void </text:span><text:span text:style-name="T15">setLastName(String lastName) {</text:span><text:line-break/><text:span text:style-name="T15"> <text:s text:c="7"/></text:span><text:span text:style-name="T31">this</text:span><text:span text:style-name="T15">.</text:span><text:span text:style-name="T33">lastName </text:span><text:span text:style-name="T15">= lastName;</text:span><text:line-break/><text:span text:style-name="T15"> <text:s text:c="3"/>}</text:span><text:line-break/><text:line-break/><text:span text:style-name="T15"> <text:s text:c="3"/></text:span><text:span text:style-name="T31">public </text:span><text:span text:style-name="T15">String getFirstName() {</text:span><text:line-break/><text:span text:style-name="T15"> <text:s text:c="7"/></text:span><text:span text:style-name="T31">return </text:span><text:span text:style-name="T33">firstName</text:span><text:span text:style-name="T15">;</text:span><text:line-break/><text:span text:style-name="T15"> <text:s text:c="3"/>}</text:span><text:line-break/><text:line-break/><text:span text:style-name="T15"> <text:s text:c="3"/></text:span><text:span text:style-name="T31">public void </text:span><text:span text:style-name="T15">setFirstName(String firstName) {</text:span><text:line-break/><text:span text:style-name="T15"> <text:s text:c="7"/></text:span><text:span text:style-name="T31">this</text:span><text:span text:style-name="T15">.</text:span><text:span text:style-name="T33">firstName </text:span><text:span text:style-name="T15">= firstName;</text:span><text:line-break/><text:span text:style-name="T15"> <text:s text:c="3"/>}</text:span><text:line-break/><text:span text:style-name="T15">}</text:span></text:p>
      <text:p text:style-name="P24"/>
      <text:p text:style-name="P24"/>
      <text:p text:style-name="P24"/>
      <text:p text:style-name="P24"><text:soft-page-break/></text:p>
      <text:p text:style-name="P24"/>
      <text:p text:style-name="P24"/>
      <text:p text:style-name="P24"/>
      <text:p text:style-name="P25">and yml file should be like this</text:p>
      <text:p text:style-name="P25"/>
      <text:p text:style-name="P25"><text:span text:style-name="T31">spring</text:span><text:span text:style-name="T15">:</text:span><text:line-break/><text:span text:style-name="T15"> <text:s/></text:span><text:span text:style-name="T31">datasource</text:span><text:span text:style-name="T15">:</text:span><text:line-break/><text:span text:style-name="T15"> <text:s text:c="3"/></text:span><text:span text:style-name="T31">url</text:span><text:span text:style-name="T15">: jdbc:mysql://localhost:3306/jpaX?createDatabaseIfNotExist=true</text:span><text:line-break/><text:span text:style-name="T15"> <text:s text:c="3"/></text:span><text:span text:style-name="T31">username</text:span><text:span text:style-name="T15">: root</text:span><text:line-break/><text:span text:style-name="T15"> <text:s text:c="3"/></text:span><text:span text:style-name="T31">password</text:span><text:span text:style-name="T15">: root</text:span><text:line-break/><text:span text:style-name="T15"> <text:s text:c="3"/></text:span><text:span text:style-name="T31">driver-class-name</text:span><text:span text:style-name="T15">: com.mysql.jdbc.Driver</text:span><text:line-break/><text:span text:style-name="T15"> <text:s/></text:span><text:span text:style-name="T31">jpa</text:span><text:span text:style-name="T15">:</text:span><text:line-break/><text:span text:style-name="T15"> <text:s text:c="3"/></text:span><text:span text:style-name="T31">hibernate</text:span><text:span text:style-name="T15">:</text:span><text:line-break/><text:span text:style-name="T15"> <text:s text:c="5"/></text:span><text:span text:style-name="T31">naming</text:span><text:span text:style-name="T15">:</text:span><text:line-break/><text:span text:style-name="T15"> <text:s text:c="7"/></text:span><text:span text:style-name="T31">physical-strategy</text:span><text:span text:style-name="T15">: org.hibernate.boot.model.naming.PhysicalNamingStrategyStandardImpl</text:span><text:line-break/><text:span text:style-name="T15"> <text:s text:c="5"/></text:span><text:span text:style-name="T31">ddl-auto</text:span><text:span text:style-name="T15">: </text:span><text:span text:style-name="T34">'create'</text:span></text:p>
      <text:p text:style-name="P25"/>
      <text:p text:style-name="P26">naming strategey mean all ways use our given names <text:span text:style-name="T85">without putting default values</text:span></text:p>
      <text:p text:style-name="P20"/>
      <text:p text:style-name="P20">ddl-auto</text:p>
      <text:p text:style-name="P27"/>
      <text:p text:style-name="P98">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P134">1.</text:p>
      <text:p text:style-name="P111"><text:span text:style-name="T66"><text:s/></text:span>The <text:span text:style-name="Source_20_Text"><text:span text:style-name="T76">update</text:span></text:span> operation for example will attempt to add new columns, constraints, etc but will never remove a column or constraint that may have existed previously but no longer does as part of the object model from a prior run.</text:p>
      <text:p text:style-name="Text_20_body"><text:soft-page-break/></text:p>
      <text:p text:style-name="P135">2.</text:p>
      <text:p text:style-name="P110">Typically in test case scenarios, you'll likely use <text:span text:style-name="Source_20_Text"><text:span text:style-name="T76">create-drop</text:span></text:span> so that you create your schema, your test case adds some mock data, you run your tests, and then during the test case cleanup, the schema objects are dropped, leaving an empty database.</text:p>
      <text:p text:style-name="Text_20_body"/>
      <text:p text:style-name="P135">3.</text:p>
      <text:p text:style-name="P110">In development, it's often common to see developers use <text:span text:style-name="Source_20_Text"><text:span text:style-name="T76">update</text:span></text:span> to automatically modify the schema to add new additions upon restart. But again understand, this does not remove a column or constraint that may exist from previous executions that is no longer necessary.</text:p>
      <text:p text:style-name="P135">4.</text:p>
      <text:p text:style-name="P110">In production, it's often highly recommended you use <text:span text:style-name="Source_20_Text"><text:span text:style-name="T76">none</text:span></text:span> or simply don't specify this property. That is because it's common practice for DBAs to review migration scripts for database changes, particularly if your database is shared across multiple services and applications.</text:p>
      <text:p text:style-name="P27"/>
      <text:p text:style-name="P30">Sumarry</text:p>
      <text:p text:style-name="P113">hibernate.hbm2ddl.auto Automatically validates or exports schema DDL to the database when the SessionFactory is created. With create-drop, the database schema will be dropped when the SessionFactory is closed explicitly.</text:p>
      <text:p text:style-name="P99">e.g. validate | update | create | create-drop</text:p>
      <text:p text:style-name="P112"><text:s text:c="9"/>So the list of possible options are,</text:p>
      <text:p text:style-name="P112"/>
      <text:list xml:id="list3751333382" text:style-name="L1">
        <text:list-item>
          <text:p text:style-name="P136"><text:span text:style-name="Emphasis"><text:span text:style-name="T86"><text:s/>validate</text:span></text:span><text:span text:style-name="T87">: validate the schema, makes no changes to the database.</text:span></text:p>
          <text:p text:style-name="P137"/>
        </text:list-item>
        <text:list-item>
          <text:p text:style-name="P136"><text:span text:style-name="Emphasis"><text:span text:style-name="T86"><text:s/>update</text:span></text:span><text:span text:style-name="T87">: update the schema.</text:span></text:p>
          <text:p text:style-name="P137"/>
        </text:list-item>
        <text:list-item>
          <text:p text:style-name="P136"><text:span text:style-name="Emphasis"><text:span text:style-name="T86"><text:s/>create</text:span></text:span><text:span text:style-name="T87">: creates the schema, destroying previous data.</text:span></text:p>
          <text:p text:style-name="P137"/>
        </text:list-item>
        <text:list-item>
          <text:p text:style-name="P136"><text:span text:style-name="Emphasis"><text:span text:style-name="T86"><text:s/>create-drop</text:span></text:span><text:span text:style-name="T87">: drop the schema when the SessionFactory is closed explicitly, typically when the application is stopped.</text:span></text:p>
          <text:p text:style-name="P137"/>
        </text:list-item>
        <text:list-item>
          <text:p text:style-name="P136"><text:span text:style-name="Emphasis"><text:span text:style-name="T86"><text:s/>none</text:span></text:span><text:span text:style-name="T87">: does nothing with the schema, makes no changes to the database</text:span></text:p>
        </text:list-item>
      </text:list>
      <text:p text:style-name="P30"/>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
      <text:p text:style-name="P57"><text:span text:style-name="T41">Config Server</text:span><text:span text:style-name="T42">(configuration store locally </text:span><text:span text:style-name="T49">or</text:span><text:span text:style-name="T42"> repo)</text:span></text:p>
      <text:p text:style-name="P45"/>
      <text:p text:style-name="P54"><text:span text:style-name="T35">In here <text:s/>we going <text:s/>to make a configuration </text:span><text:span text:style-name="T43">service</text:span><text:span text:style-name="T35"> but with two storages one with local storage and other with git hub (repository) </text:span><text:span text:style-name="T36">aka-config server+configuration store(local or repo)</text:span></text:p>
      <text:p text:style-name="P46"/>
      <text:p text:style-name="P47">Spring boot get configuration <text:s/>default by </text:p>
      <text:p text:style-name="P47"/>
      <text:p text:style-name="P47"><text:soft-page-break/>classpath</text:p>
      <text:p text:style-name="P47">resource dir</text:p>
      <text:p text:style-name="P47">resource/config</text:p>
      <text:p text:style-name="P47">current dir</text:p>
      <text:p text:style-name="P34"/>
      <text:p text:style-name="P34">local config</text:p>
      <text:p text:style-name="P35"><draw:frame draw:style-name="fr2"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5"/>
      <text:p text:style-name="P35"/>
      <text:p text:style-name="P35"/>
      <text:p text:style-name="P35"/>
      <text:p text:style-name="P35"/>
      <text:p text:style-name="P35"/>
      <text:p text:style-name="P35"/>
      <text:p text:style-name="P36"/>
      <text:p text:style-name="P36">remember to add EnableConfigServer annotation to the </text:p>
      <text:p text:style-name="P36">spring boot application</text:p>
      <text:p text:style-name="P36"/>
      <text:p text:style-name="P36"/>
      <text:p text:style-name="P36"><draw:frame draw:style-name="fr2" draw:name="Image3" text:anchor-type="char" svg:x="-0.1402in" svg:y="-0.0165in" svg:width="6.4898in" svg:height="2.5209in" draw:z-index="4"><draw:image xlink:href="Pictures/100000000000026F000000F2DAD6017DE3EB077D.png" xlink:type="simple" xlink:show="embed" xlink:actuate="onLoad" loext:mime-type="image/png"/></draw:frame><text:soft-page-break/></text:p>
      <text:p text:style-name="P38">and set yml <text:s/>default <text:span text:style-name="T68">file </text:span><text:s/>like this <text:span text:style-name="T68">in next git configuration we going to set defferently.</text:span></text:p>
      <text:p text:style-name="P38"><draw:frame draw:style-name="fr2"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38"/>
      <text:p text:style-name="P38"/>
      <text:p text:style-name="P38"/>
      <text:p text:style-name="P38"><text:soft-page-break/></text:p>
      <text:p text:style-name="P37">then acces<text:span text:style-name="T69">s</text:span> the config servers like this</text:p>
      <text:p text:style-name="P37"><draw:frame draw:style-name="fr1"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7"/>
      <text:p text:style-name="P55"><text:span text:style-name="T38">when we send the request to that spring auto </text:span><text:span text:style-name="T45">added that properties to classpath</text:span></text:p>
      <text:p text:style-name="P56"><text:span text:style-name="T45">w</text:span><text:span text:style-name="T44">hen requesting- </text:span><text:a xlink:type="simple" xlink:href="http://localhost:8191/service1/default" text:style-name="Internet_20_link" text:visited-style-name="Visited_20_Internet_20_Link">http://localhost:8191/service1/default</text:a></text:p>
      <text:p text:style-name="P77"/>
      <text:p text:style-name="P78">2020-07-06 11:25:57.854 <text:s/>INFO 14133 --- [nio-8191-exec-6] o.s.c.c.s.e.NativeEnvironmentRepository <text:s/>: Adding property source: classpath:/config/service1.yml</text:p>
      <text:p text:style-name="P78"/>
      <text:p text:style-name="P56"><text:span text:style-name="T45">w</text:span><text:span text:style-name="T44">hen requesting-</text:span></text:p>
      <text:p text:style-name="P56"><text:a xlink:type="simple" xlink:href="http://localhost:8191/service2/default" text:style-name="Internet_20_link" text:visited-style-name="Visited_20_Internet_20_Link"><text:span text:style-name="T44">http://localhost:8191/service2/default</text:span></text:a></text:p>
      <text:p text:style-name="P77"/>
      <text:p text:style-name="P77"><text:soft-page-break/>2020-07-06 11:29:00.102 <text:s/>INFO 14133 --- [nio-8191-exec-9] o.s.c.c.s.e.NativeEnvironmentRepository <text:s/>: Adding property source: classpath:/config/service2.yml</text:p>
      <text:p text:style-name="P77"/>
      <text:p text:style-name="P82"/>
      <text:p text:style-name="P58"><text:span text:style-name="T50">Git </text:span><text:span text:style-name="T51">backed</text:span><text:span text:style-name="T50"> config server</text:span></text:p>
      <text:p text:style-name="P76"><text:span text:style-name="T52">First we want to make the repo my one is like </text:span><text:span text:style-name="T53">below.</text:span></text:p>
      <text:p text:style-name="P75"><text:span text:style-name="T56">the important fact to remember is </text:span><text:span text:style-name="T57">although dir name not same as service name.</text:span><text:span text:style-name="T58">but service name should follow following rules .</text:span><text:span text:style-name="T59">But its a good practice to make dir also in service name for increased readability.</text:span></text:p>
      <text:p text:style-name="P83"/>
      <text:p text:style-name="P83"><draw:frame draw:style-name="fr2" draw:name="Image5" text:anchor-type="char" svg:x="0.2189in" svg:y="0.0311in" svg:width="6.5in" svg:height="1.2091in" draw:z-index="6"><draw:image xlink:href="Pictures/10000000000002F60000008DCAD6CD62651FA7DE.png" xlink:type="simple" xlink:show="embed" xlink:actuate="onLoad" loext:mime-type="image/png"/></draw:frame></text:p>
      <text:p text:style-name="P83"/>
      <text:p text:style-name="P79"/>
      <text:p text:style-name="P79"/>
      <text:p text:style-name="P79"><draw:frame draw:style-name="fr2"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79"/>
      <text:p text:style-name="P79"/>
      <text:p text:style-name="P79"/>
      <text:p text:style-name="P79"/>
      <text:p text:style-name="P79"/>
      <text:p text:style-name="P79"><text:soft-page-break/>application.yml is the default </text:p>
      <text:p text:style-name="P80">after that in project yml we must specify the uri </text:p>
      <text:p text:style-name="P80">of the git we put configurations.</text:p>
      <text:p text:style-name="P80"/>
      <text:p text:style-name="P81">Take note dont put with .git we just need url</text:p>
      <text:p text:style-name="P81"/>
      <text:p text:style-name="P71"><text:span text:style-name="T48">ok-</text:span><text:a xlink:type="simple" xlink:href="https://github.com/ishanRox/spring-cloud-config-store" text:style-name="Internet_20_link" text:visited-style-name="Visited_20_Internet_20_Link">https://github.com/ishanRox/spring-cloud-config-store</text:a></text:p>
      <text:p text:style-name="P81"/>
      <text:p text:style-name="P71"><text:span text:style-name="T48">not ok- </text:span><text:a xlink:type="simple" xlink:href="https://github.com/ishanRox/spring-cloud-config-store.git" text:style-name="Internet_20_link" text:visited-style-name="Visited_20_Internet_20_Link">https://github.com/ishanRox/spring-cloud-config-store.git</text:a></text:p>
      <text:p text:style-name="P81"><draw:frame draw:style-name="fr2"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71"/>
      <text:p text:style-name="P71"/>
      <text:p text:style-name="P71"/>
      <text:p text:style-name="P71"/>
      <text:p text:style-name="P71"/>
      <text:p text:style-name="P59">above is a public repo if this is a private repo u can specify <text:span text:style-name="T61">by adding username and password</text:span></text:p>
      <text:p text:style-name="P60"><draw:frame draw:style-name="fr2"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60"/>
      <text:p text:style-name="P21"/>
      <text:p text:style-name="P84"><text:soft-page-break/>but Still there is a problem no matter what u call u get only one file with above configuration we will check</text:p>
      <text:p text:style-name="P85"/>
      <text:p text:style-name="P61"><text:span text:style-name="T28"><text:s/></text:span><text:span text:style-name="T29">solution is add search paths:</text:span></text:p>
      <text:p text:style-name="P62"><text:span text:style-name="T29">w</text:span><text:span text:style-name="T27">e need to tell how to search in repos </text:span></text:p>
      <text:p text:style-name="P16">so in our configuration we tell config to go inside dir which ends with “service” because out dir is made like mem-service,rpt-service...</text:p>
      <text:p text:style-name="P16"/>
      <text:p text:style-name="P16"><draw:frame draw:style-name="fr4" draw:name="Image10" text:anchor-type="char" svg:width="5.3335in" svg:height="2.0417in" draw:z-index="11"><draw:image xlink:href="Pictures/1000000000000200000000C4E15078637C25235C.png" xlink:type="simple" xlink:show="embed" xlink:actuate="onLoad" loext:mime-type="image/png"/></draw:frame></text:p>
      <text:p text:style-name="P59"/>
      <text:p text:style-name="P59"/>
      <text:p text:style-name="P59"/>
      <text:p text:style-name="P59"/>
      <text:p text:style-name="P59"/>
      <text:p text:style-name="P59"/>
      <text:p text:style-name="P59"/>
      <text:p text:style-name="P63">so now we can get related files</text:p>
      <text:p text:style-name="P63"/>
      <text:p text:style-name="P63"/>
      <text:p text:style-name="P63"/>
      <text:p text:style-name="P63"/>
      <text:p text:style-name="P63"/>
      <text:p text:style-name="P63"/>
      <text:p text:style-name="P63"/>
      <text:p text:style-name="P63"/>
      <text:p text:style-name="P63"/>
      <text:p text:style-name="P63"/>
      <text:p text:style-name="P28"><text:soft-page-break/></text:p>
      <text:p text:style-name="P32">How calling of <text:s/>these services work</text:p>
      <text:p text:style-name="P48"/>
      <text:p text:style-name="P63"><text:a xlink:type="simple" xlink:href="http://localhost:8191/" text:style-name="Internet_20_link" text:visited-style-name="Visited_20_Internet_20_Link">http://localhost:8191/</text:a><text:span text:style-name="T70">{service name}</text:span>/<text:span text:style-name="T70">{profile name}</text:span></text:p>
      <text:p text:style-name="P63"/>
      <text:p text:style-name="P64">1.<text:span text:style-name="T62"> If you gave a wronge name </text:span><text:span text:style-name="T64">for both </text:span><text:span text:style-name="T65">service and profile or service</text:span> it gives only default application.yml</text:p>
      <text:p text:style-name="P64"><text:s text:c="3"/><text:span text:style-name="T71">here no service called account. </text:span></text:p>
      <text:p text:style-name="P64"><draw:frame draw:style-name="fr2"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63"><tex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65"/>
      <text:p text:style-name="P65"/>
      <text:p text:style-name="P65"/>
      <text:p text:style-name="P65"><text:soft-page-break/></text:p>
      <text:p text:style-name="P65">2.<text:span text:style-name="T62">If you called service/default </text:span>then it will return global default and default config in<text:span text:style-name="T72">side the requested </text:span>service.</text:p>
      <text:p text:style-name="P65"/>
      <text:p text:style-name="P65"><draw:frame draw:style-name="fr5" draw:name="Image12" text:anchor-type="char" svg:width="3.4898in" svg:height="4.8854in" draw:z-index="13"><draw:image xlink:href="Pictures/100000000000014F000001D5CF78D3B01D2453D5.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
      <text:p text:style-name="P66"/>
      <text:p text:style-name="P66"/>
      <text:p text:style-name="P66"/>
      <text:p text:style-name="P66"/>
      <text:p text:style-name="P66"/>
      <text:p text:style-name="P66"/>
      <text:p text:style-name="P66"/>
      <text:p text:style-name="P66"/>
      <text:p text:style-name="P66"><text:soft-page-break/>3.<text:span text:style-name="T62">If you requested valid service/profile </text:span><text:s text:c="2"/>you will given global config , service-default config , and exact requested config (3 files).</text:p>
      <text:p text:style-name="P66"/>
      <text:p text:style-name="P66"/>
      <text:p text:style-name="P66"><draw:frame draw:style-name="fr2"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
      <text:p text:style-name="P67">4.<text:span text:style-name="T62">If requested service is valid but profile is </text:span><text:span text:style-name="T63">wronge</text:span><text:span text:style-name="T73"> in that case repo dont have the exact file but gives the global defaule config and service-default config.</text:span></text:p>
      <text:p text:style-name="P67"><draw:frame draw:style-name="fr2"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text:soft-page-break/></text:p>
      <text:p text:style-name="P67"><text:s/><text:span text:style-name="T74">You can call this configuration as .yml and json also</text:span></text:p>
      <text:p text:style-name="P67"/>
      <text:p text:style-name="P67"><text:a xlink:type="simple" xlink:href="http://localhost:8191/reporting-dev.yml" text:style-name="Internet_20_link" text:visited-style-name="Visited_20_Internet_20_Link">http://localhost:8191/reporting-dev.yml</text:a></text:p>
      <text:p text:style-name="P67">http://localhost:8191/reporting-dev.json</text:p>
      <text:p text:style-name="P67"/>
      <text:p text:style-name="P22"/>
      <text:p text:style-name="P23">Making a service to consume configuration from this config server</text:p>
      <text:p text:style-name="P23"/>
      <text:p text:style-name="P23"/>
      <text:p text:style-name="P68">1.You crate a spring boot application and <text:s/>set application.yml like this to get configuration from git config server that we made.</text:p>
      <text:p text:style-name="P68"/>
      <text:p text:style-name="P68"><draw:frame draw:style-name="fr4" draw:name="Image16" text:anchor-type="char" svg:width="3.2291in" svg:height="1.4583in" draw:z-index="16"><draw:image xlink:href="Pictures/10000000000001360000008C81EE132D2858EB52.png" xlink:type="simple" xlink:show="embed" xlink:actuate="onLoad" loext:mime-type="image/png"/></draw:frame></text:p>
      <text:p text:style-name="P68"/>
      <text:p text:style-name="P68"/>
      <text:p text:style-name="P68"/>
      <text:p text:style-name="P68"/>
      <text:p text:style-name="P68"/>
      <text:p text:style-name="P68">2.But because we didnt specify the exact port where to find configuration server it looks for <text:span text:style-name="T76">default config server port and its <text:s/>set to 8888.</text:span></text:p>
      <text:p text:style-name="P68"><draw:frame draw:style-name="fr1" draw:name="Image17" text:anchor-type="char" svg:width="6.5in" svg:height="0.4854in" draw:z-index="17"><draw:image xlink:href="Pictures/10000000000002ED00000038F3416730B91F932F.png" xlink:type="simple" xlink:show="embed" xlink:actuate="onLoad" loext:mime-type="image/png"/></draw:frame></text:p>
      <text:p text:style-name="P68"/>
      <text:p text:style-name="P68"/>
      <text:p text:style-name="P68"/>
      <text:p text:style-name="P68"/>
      <text:p text:style-name="P86"><text:soft-page-break/><text:span text:style-name="T78">3.To fix this we must remember one thing that is spring fetch </text:span><text:span text:style-name="T60">configuration before <text:s/>processing of</text:span><text:span text:style-name="T78"> application.yml .</text:span><text:span text:style-name="T79">So the </text:span><text:span text:style-name="T81">solution is to make boostrap.yml.</text:span></text:p>
      <text:p text:style-name="P74"/>
      <text:p text:style-name="P87"><text:span text:style-name="T83">4, </text:span><text:span text:style-name="T77">so in yml you need to specify which profiles configuration we want to load</text:span></text:p>
      <text:p text:style-name="P70">in real life we dont hard code this but we change this dynamicaly.</text:p>
      <text:p text:style-name="P69"><draw:frame draw:style-name="fr2" draw:name="Image15" text:anchor-type="char" svg:x="1.6043in" svg:y="0.1201in" svg:width="2.9165in" svg:height="1.802in" draw:z-index="18"><draw:image xlink:href="Pictures/1000000000000118000000AD71BE66F0D480BC6C.png" xlink:type="simple" xlink:show="embed" xlink:actuate="onLoad" loext:mime-type="image/png"/></draw:frame></text:p>
      <text:p text:style-name="P69"/>
      <text:p text:style-name="P69"/>
      <text:p text:style-name="P69"/>
      <text:p text:style-name="P69"/>
      <text:p text:style-name="P69"/>
      <text:p text:style-name="P68"/>
      <text:p text:style-name="P69">5.And in boostrap.yml we need to specify the config server.</text:p>
      <text:p text:style-name="P69"><draw:frame draw:style-name="fr4" draw:name="Image18" text:anchor-type="char" svg:width="3.1457in" svg:height="1.5728in" draw:z-index="19"><draw:image xlink:href="Pictures/100000000000012E000000976BF39BA6C69E28E6.png" xlink:type="simple" xlink:show="embed" xlink:actuate="onLoad" loext:mime-type="image/png"/></draw:frame></text:p>
      <text:p text:style-name="P68"/>
      <text:p text:style-name="P68"/>
      <text:p text:style-name="P68"/>
      <text:p text:style-name="P68"/>
      <text:p text:style-name="P68"/>
      <text:p text:style-name="P68"/>
      <text:p text:style-name="P72"/>
      <text:p text:style-name="P73">Remember not to set config server and pulled config not haing the same port.</text:p>
      <text:p text:style-name="P68"/>
      <text:p text:style-name="P68"/>
      <text:p text:style-name="P68"/>
      <text:p text:style-name="P68"/>
      <text:p text:style-name="P68"/>
      <text:p text:style-name="P68"/>
      <text:p text:style-name="P29"/>
      <text:p text:style-name="P33"><text:soft-page-break/>Production Ready application</text:p>
      <text:p text:style-name="P39"/>
      <text:p text:style-name="P40">Vehicle rent programme(Rent cloud)</text:p>
      <text:p text:style-name="P88"/>
      <text:p text:style-name="P49"><text:s/></text:p>
      <text:p text:style-name="P49"/>
      <text:p text:style-name="P89">1.customer model application (not a spring boot ) but classic maven one(to avoid model customer in every project)</text:p>
      <text:p text:style-name="P90"/>
      <text:p text:style-name="P91">So we make this maven model class project and give <text:span text:style-name="T62">that <text:s/>dependency to our other </text:span><text:span text:style-name="T76">spring boot</text:span><text:span text:style-name="T62"> <text:s text:c="2"/>projects.</text:span></text:p>
      <text:p text:style-name="P92">If we add common dependencies to this you <text:span text:style-name="T62">dont have to <text:s/>re add dependencies</text:span> to other projects (because of transitive dependencies)</text:p>
      <text:p text:style-name="P52"><draw:frame draw:style-name="fr2" draw:name="Image19" text:anchor-type="char" svg:x="-0.3543in" svg:y="0.822in" svg:width="6.5in" svg:height="4.5035in" draw:z-index="20"><draw:image xlink:href="Pictures/10000000000002AF000001DCABA2CA8A2C65B6B9.png" xlink:type="simple" xlink:show="embed" xlink:actuate="onLoad" loext:mime-type="image/png"/></draw:frame></text:p>
      <text:p text:style-name="P52"/>
      <text:p text:style-name="P52"/>
      <text:p text:style-name="P52"/>
      <text:p text:style-name="P52"/>
      <text:p text:style-name="P53"/>
      <text:p text:style-name="P53"/>
      <text:p text:style-name="P53"/>
      <text:p text:style-name="P53"/>
      <text:p text:style-name="P53"/>
      <text:p text:style-name="P53"/>
      <text:p text:style-name="P41"/>
      <text:p text:style-name="P41"><text:soft-page-break/></text:p>
      <text:p text:style-name="P93">1. The project is only with models and <text:span text:style-name="T62">this is tacken as dependency to other projects</text:span> <text:span text:style-name="T88">so we dont have to add dependency needed for these to others</text:span>.</text:p>
      <text:p text:style-name="P93"/>
      <text:p text:style-name="P93"/>
      <text:p text:style-name="P94">2. Then we make the rentCloudApp and refer this rent from that service we have to add r<text:span text:style-name="T62">ent apps dependency to rentCloudApp. </text:span><text:span text:style-name="T67">(rent is just a maven project that give model data)</text:span></text:p>
      <text:p text:style-name="P41"><draw:custom-shape text:anchor-type="paragraph" draw:z-index="22" draw:name="Shape1" draw:style-name="gr2" svg:width="0.9587in" svg:height="1.2398in" svg:x="4.3335in" svg:y="3.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20" text:anchor-type="char" svg:width="6.5in" svg:height="3.6236in" draw:z-index="21"><draw:image xlink:href="Pictures/1000000000000388000001F894E466B9FF58BCA0.png" xlink:type="simple" xlink:show="embed" xlink:actuate="onLoad" loext:mime-type="image/png"/></draw:frame></text:p>
      <text:p text:style-name="P41"/>
      <text:p text:style-name="P95">3. Now connect git backed server to this rentCloudApp .</text:p>
      <text:p text:style-name="P95"/>
      <text:p text:style-name="P43"/>
      <text:p text:style-name="P43"/>
      <text:p text:style-name="P43"/>
      <text:p text:style-name="P43"/>
      <text:p text:style-name="P43"/>
      <text:p text:style-name="P43"><text:soft-page-break/>In intelij go to </text:p>
      <text:p text:style-name="P43"><draw:frame draw:style-name="fr2" draw:name="Image22" text:anchor-type="char" svg:x="0.0626in" svg:y="-0.0543in" svg:width="6.5in" svg:height="2.4736in" draw:z-index="24"><draw:image xlink:href="Pictures/10000000000002C80000010F987EFA78F44EDF60.png" xlink:type="simple" xlink:show="embed" xlink:actuate="onLoad" loext:mime-type="image/png"/></draw:frame></text:p>
      <text:p text:style-name="P43"/>
      <text:p text:style-name="P43">And set active profile</text:p>
      <text:p text:style-name="P43"><draw:frame draw:style-name="fr3" draw:name="Image21" text:anchor-type="char" svg:width="6.5in" svg:height="1.8717in" draw:z-index="23"><draw:image xlink:href="Pictures/100000000000043F0000013934A6A1D65090870E.png" xlink:type="simple" xlink:show="embed" xlink:actuate="onLoad" loext:mime-type="image/png"/></draw:frame></text:p>
      <text:p text:style-name="P41"/>
      <text:p text:style-name="P41"/>
      <text:p text:style-name="P44"/>
      <text:p text:style-name="P44"/>
      <text:p text:style-name="P44"/>
      <text:p text:style-name="P44"/>
      <text:p text:style-name="P44"><text:soft-page-break/>And set name of the application</text:p>
      <text:p text:style-name="P44">so git-config calls by</text:p>
      <text:p text:style-name="P44">(same as git name)</text:p>
      <text:p text:style-name="P44">ApplicaitonName/active profile</text:p>
      <text:p text:style-name="P44">memebership/prod</text:p>
      <text:p text:style-name="P41"><draw:custom-shape text:anchor-type="paragraph" draw:z-index="26" draw:name="Shape2" draw:style-name="gr1" svg:width="1.0421in" svg:height="0.1567in" svg:x="3.0937in" svg:y="0.9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23" text:anchor-type="char" svg:x="-0.1457in" svg:y="0.1811in" svg:width="6.5in" svg:height="2.6374in" draw:z-index="25"><draw:image xlink:href="Pictures/100000000000048B000001D8D29D46422A3C2343.png" xlink:type="simple" xlink:show="embed" xlink:actuate="onLoad" loext:mime-type="image/png"/></draw:frame></text:p>
      <text:p text:style-name="P41"/>
      <text:p text:style-name="P96"><text:span text:style-name="T39">when its correctly done it download </text:span><text:span text:style-name="T46">3</text:span><text:span text:style-name="T39"> files </text:span><text:span text:style-name="T46">as</text:span><text:span text:style-name="T39"> </text:span><text:span text:style-name="T46">default config,</text:span><text:span text:style-name="T39"> </text:span><text:span text:style-name="T46">membership ,prod config</text:span><text:span text:style-name="T39"> </text:span></text:p>
      <text:p text:style-name="P41"/>
      <text:p text:style-name="P41">2020-07-18 23:57:42.155 <text:s/>INFO 25555 --- [ <text:s text:c="10"/>main] c.c.c.ConfigServicePropertySourceLocator : Located environment: name=membership, profiles=[prod], label=null, version=77f0a48e5df94805cf18cb8a8b6e041b90434797, state=null</text:p>
      <text:p text:style-name="P51"><text:soft-page-break/>2020-07-18 23:57:42.161 <text:s/>INFO 25555 --- [ <text:s text:c="10"/>main] b.c.PropertySourceBootstrapConfiguration : Located property source: [BootstrapPropertySource {name='bootstrapProperties-configClient'},</text:p>
      <text:p text:style-name="P42"><text:s/>BootstrapPropertySource {name='bootstrapProperties-https://github.com/ishanRox/spring-cloud-config-store/mem-service/<text:span text:style-name="T75">membership-prod.yml'</text:span>},</text:p>
      <text:p text:style-name="P42"><text:s/>BootstrapPropertySource {name='bootstrapProperties-https://github.com/ishanRox/spring-cloud-config-store/mem-service/<text:span text:style-name="T75">membership.yml</text:span>'},</text:p>
      <text:p text:style-name="P51"><text:s/><text:span text:style-name="T62">BootstrapPropertySource {name='bootstrapProperties-https://github.com/ishanRox/spring-cloud-config-store/</text:span><text:span text:style-name="T76">application.yml</text:span><text:span text:style-name="T62">'}</text:span></text:p>
      <text:p text:style-name="P51">]</text:p>
      <text:p text:style-name="P50"/>
      <text:p text:style-name="P41"/>
      <text:p text:style-name="P128">If you can remember we add plain maven project dependencies to our project <text:span text:style-name="T89">but when scanning for beans sprig boot check only for our package to add scan other project </text:span><text:span text:style-name="T90">we add EntityScan to our </text:span></text:p>
      <text:p text:style-name="P128"/>
      <text:p text:style-name="P128"/>
      <text:p text:style-name="P128"/>
      <text:p text:style-name="P128"/>
      <text:p text:style-name="P128"/>
      <text:p text:style-name="P128"><text:soft-page-break/></text:p>
      <text:p text:style-name="P128"/>
      <text:p text:style-name="P128"><draw:frame draw:style-name="fr1" draw:name="Image24" text:anchor-type="char" svg:width="6.5in" svg:height="1.9799in" draw:z-index="27"><draw:image xlink:href="Pictures/1000000000000321000000F42A75A4854035F876.png" xlink:type="simple" xlink:show="embed" xlink:actuate="onLoad" loext:mime-type="image/png"/></draw:frame><text:s text:c="3"/></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
      <text:p text:style-name="P129"><text:soft-page-break/>Securing Microservices</text:p>
      <text:p text:style-name="P131"/>
      <text:p text:style-name="P132"><text:span text:style-name="T84">So our previouse services can access by </text:span><text:span text:style-name="T54">any</text:span><text:span text:style-name="T84"> one </text:span></text:p>
      <text:p text:style-name="P133"><text:span text:style-name="T84">t</text:span><text:span text:style-name="T77">oday we going to make these services secure and restrict acces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19T13:25:29.745459651</dc:date>
    <meta:editing-cycles>98</meta:editing-cycles>
    <meta:editing-duration>P2DT18H25M9S</meta:editing-duration>
    <meta:generator>LibreOffice/6.4.3.2$Linux_X86_64 LibreOffice_project/40$Build-2</meta:generator>
    <meta:document-statistic meta:table-count="51" meta:image-count="26" meta:object-count="0" meta:page-count="49" meta:paragraph-count="857" meta:word-count="4506" meta:character-count="32080" meta:non-whitespace-character-count="277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